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.H</text:p>
      <text:p text:style-name="Standard">/*</text:p>
      <text:p text:style-name="Standard"><text:s/>* @name Adam Voliva</text:p>
      <text:p text:style-name="Standard"><text:s/>* @desc Assign 2 List, Stack and Queue</text:p>
      <text:p text:style-name="Standard"><text:s/>* @date March 11th, 2013</text:p>
      <text:p text:style-name="Standard"><text:s/>* @class CISP430</text:p>
      <text:p text:style-name="Standard"><text:s/>*/</text:p>
      <text:p text:style-name="Standard"/>
      <text:p text:style-name="Standard">#include &lt;iostream&gt;</text:p>
      <text:p text:style-name="Standard">#include "config.h"</text:p>
      <text:p text:style-name="Standard">#ifndef LIST_H</text:p>
      <text:p text:style-name="Standard">#define LIST_H</text:p>
      <text:p text:style-name="Standard"/>
      <text:p text:style-name="Standard"/>
      <text:p text:style-name="Standard">/* Class Definitions */</text:p>
      <text:p text:style-name="Standard">template &lt;class T&gt; class List;</text:p>
      <text:p text:style-name="Standard">template &lt;class T, class Container __DEFAULT_TMPL(List&lt;T&gt;) &gt; class Stack;</text:p>
      <text:p text:style-name="Standard">template &lt;class T, class Container __DEFAULT_TMPL(List&lt;T&gt;) &gt; class Queue;</text:p>
      <text:p text:style-name="Standard"/>
      <text:p text:style-name="Standard">/*</text:p>
      <text:p text:style-name="Standard"><text:s/>* Class Iterator</text:p>
      <text:p text:style-name="Standard"><text:s/>* A helper class that allows you to iterate through your list.</text:p>
      <text:p text:style-name="Standard"><text:s/>*/</text:p>
      <text:p text:style-name="Standard">template &lt;class T&gt; class Iterator</text:p>
      <text:p text:style-name="Standard">{</text:p>
      <text:p text:style-name="Standard"><text:s text:c="4"/>// List is a friend of iterator</text:p>
      <text:p text:style-name="Standard"><text:s text:c="4"/>friend class List&lt;class T::value_type&gt;;</text:p>
      <text:p text:style-name="Standard"/>
      <text:p text:style-name="Standard"><text:s text:c="4"/>// The node class (Iterator&lt;Node T&gt; &gt;)</text:p>
      <text:p text:style-name="Standard"><text:s text:c="4"/>T *node;</text:p>
      <text:p text:style-name="Standard"><text:s text:c="4"/>Iterator(T* in) : node(in) {}</text:p>
      <text:p text:style-name="Standard">public:</text:p>
      <text:p text:style-name="Standard"><text:s text:c="4"/>bool has_next();</text:p>
      <text:p text:style-name="Standard"><text:s text:c="4"/>typename T::value_type get_next();</text:p>
      <text:p text:style-name="Standard"><text:s text:c="4"/>void operator++();</text:p>
      <text:p text:style-name="Standard"><text:s text:c="4"/>void operator++(int);</text:p>
      <text:p text:style-name="Standard"><text:s text:c="4"/>bool operator!=(Iterator&lt;T&gt; rhs);</text:p>
      <text:p text:style-name="Standard"><text:s text:c="4"/>bool operator==(Iterator&lt;T&gt; rhs);</text:p>
      <text:p text:style-name="Standard"><text:s text:c="4"/>typename T::value_type operator*();</text:p>
      <text:p text:style-name="Standard"><text:s text:c="4"/>Iterator&lt;T&gt; operator+(int index);</text:p>
      <text:p text:style-name="Standard">};</text:p>
      <text:p text:style-name="Standard"/>
      <text:p text:style-name="Standard"/>
      <text:p text:style-name="Standard">/*</text:p>
      <text:p text:style-name="Standard"><text:s/>* Class Node</text:p>
      <text:p text:style-name="Standard"><text:soft-page-break/><text:s/>* A helper class that holds the List data.</text:p>
      <text:p text:style-name="Standard"><text:s/>*/</text:p>
      <text:p text:style-name="Standard">template &lt;class T&gt; class Node</text:p>
      <text:p text:style-name="Standard">{</text:p>
      <text:p text:style-name="Standard">public:</text:p>
      <text:p text:style-name="Standard"><text:s text:c="4"/>typedef T value_type;</text:p>
      <text:p text:style-name="Standard">private:</text:p>
      <text:p text:style-name="Standard"><text:s text:c="4"/>friend class List&lt;value_type&gt;;</text:p>
      <text:p text:style-name="Standard"><text:s text:c="4"/>friend class Stack&lt;value_type&gt;;</text:p>
      <text:p text:style-name="Standard"><text:s text:c="4"/>friend class Queue&lt;value_type&gt;;</text:p>
      <text:p text:style-name="Standard"><text:s text:c="4"/>friend class Iterator&lt;Node&lt;value_type&gt; &gt;;</text:p>
      <text:p text:style-name="Standard"><text:s text:c="4"/>Node(value_type in) : data(in), next(NULL) {}</text:p>
      <text:p text:style-name="Standard"><text:s text:c="4"/>value_type data;</text:p>
      <text:p text:style-name="Standard"><text:s text:c="4"/>Node&lt;value_type&gt;* next;</text:p>
      <text:p text:style-name="Standard">};</text:p>
      <text:p text:style-name="Standard"/>
      <text:p text:style-name="Standard"/>
      <text:p text:style-name="Standard"/>
      <text:p text:style-name="Standard">/*</text:p>
      <text:p text:style-name="Standard"><text:s/>* Class List</text:p>
      <text:p text:style-name="Standard"><text:s/>* The actualy list container class.</text:p>
      <text:p text:style-name="Standard"><text:s/>*/</text:p>
      <text:p text:style-name="Standard">template &lt;class T&gt; class List</text:p>
      <text:p text:style-name="Standard">{</text:p>
      <text:p text:style-name="Standard"><text:s text:c="4"/>Node&lt;T&gt;* head; // First item in the list</text:p>
      <text:p text:style-name="Standard"/>
      <text:p text:style-name="Standard"><text:s text:c="4"/>/* Sorts C++ base types. If you want to sort a custom class you need</text:p>
      <text:p text:style-name="Standard"><text:s text:c="5"/>* <text:s/>to implement the operators used in here</text:p>
      <text:p text:style-name="Standard"><text:s text:c="5"/>*/</text:p>
      <text:p text:style-name="Standard"><text:s text:c="4"/>void qsort(List&lt;T&gt;&amp; list, int left, int right, std::string order);</text:p>
      <text:p text:style-name="Standard"/>
      <text:p text:style-name="Standard">public:</text:p>
      <text:p text:style-name="Standard"><text:s text:c="4"/>typedef T value_type;</text:p>
      <text:p text:style-name="Standard"><text:s text:c="4"/>/* Saves some typing */</text:p>
      <text:p text:style-name="Standard"><text:s text:c="4"/>typedef Iterator&lt;Node&lt;value_type&gt; &gt; iterator;</text:p>
      <text:p text:style-name="Standard"/>
      <text:p text:style-name="Standard"><text:s text:c="4"/>// Overloading the brackets for easy access to the data</text:p>
      <text:p text:style-name="Standard"><text:s text:c="4"/>value_type&amp; operator[] (int index);</text:p>
      <text:p text:style-name="Standard"><text:s text:c="4"/>value_type operator[] (int index) const;</text:p>
      <text:p text:style-name="Standard"><text:s text:c="4"/>List() : head(NULL) {}</text:p>
      <text:p text:style-name="Standard"/>
      <text:p text:style-name="Standard"><text:s text:c="4"/>/* Copy constructor */</text:p>
      <text:p text:style-name="Standard"><text:s text:c="4"/>List(List&lt;value_type&gt;&amp; list);</text:p>
      <text:p text:style-name="Standard"/>
      <text:p text:style-name="Standard"><text:s text:c="4"/>Node&lt;T&gt;* get_head() const;</text:p>
      <text:p text:style-name="Standard"><text:soft-page-break/></text:p>
      <text:p text:style-name="Standard"><text:s text:c="4"/>/* List desctructor */</text:p>
      <text:p text:style-name="Standard"><text:s text:c="4"/>~List();</text:p>
      <text:p text:style-name="Standard"/>
      <text:p text:style-name="Standard"><text:s text:c="4"/>/*</text:p>
      <text:p text:style-name="Standard"><text:s text:c="5"/>* @name sort</text:p>
      <text:p text:style-name="Standard"><text:s text:c="5"/>* @params std::string order</text:p>
      <text:p text:style-name="Standard"><text:s text:c="5"/>* @desc Order should be either "desc" or "asc"</text:p>
      <text:p text:style-name="Standard"><text:s text:c="5"/>*/</text:p>
      <text:p text:style-name="Standard"><text:s text:c="4"/>void sort(std::string order);</text:p>
      <text:p text:style-name="Standard"/>
      <text:p text:style-name="Standard"><text:s text:c="4"/>/*</text:p>
      <text:p text:style-name="Standard"><text:s text:c="5"/>* @name sort</text:p>
      <text:p text:style-name="Standard"><text:s text:c="5"/>* @desc Default sort is ascending.</text:p>
      <text:p text:style-name="Standard"><text:s text:c="5"/>*/</text:p>
      <text:p text:style-name="Standard"><text:s text:c="4"/>void sort();</text:p>
      <text:p text:style-name="Standard"/>
      <text:p text:style-name="Standard"><text:s text:c="4"/>/*</text:p>
      <text:p text:style-name="Standard"><text:s text:c="5"/>* @name search</text:p>
      <text:p text:style-name="Standard"><text:s text:c="5"/>* @param value_type search_key. The key to search for.</text:p>
      <text:p text:style-name="Standard"><text:s text:c="5"/>* @desc Returns true when it finds the first instance of the search key</text:p>
      <text:p text:style-name="Standard"><text:s text:c="5"/>* @returns true or false</text:p>
      <text:p text:style-name="Standard"><text:s text:c="5"/>*/</text:p>
      <text:p text:style-name="Standard"><text:s text:c="4"/>bool search(value_type search_key);</text:p>
      <text:p text:style-name="Standard"/>
      <text:p text:style-name="Standard"><text:s text:c="4"/>/* Returns the size of the list container */</text:p>
      <text:p text:style-name="Standard"><text:s text:c="4"/>unsigned size();</text:p>
      <text:p text:style-name="Standard"/>
      <text:p text:style-name="Standard"><text:s text:c="4"/>/*</text:p>
      <text:p text:style-name="Standard"><text:s text:c="5"/>* @name insert</text:p>
      <text:p text:style-name="Standard"><text:s text:c="5"/>* @param1 position - The position to insert at. Not an int.</text:p>
      <text:p text:style-name="Standard"><text:s text:c="5"/>* @param2 in - The data to insert into the list.</text:p>
      <text:p text:style-name="Standard"><text:s text:c="5"/>* @desc Inserts data into the list.</text:p>
      <text:p text:style-name="Standard"><text:s text:c="5"/>*/</text:p>
      <text:p text:style-name="Standard"><text:s text:c="4"/>void insert(iterator position, const value_type&amp; in);</text:p>
      <text:p text:style-name="Standard"/>
      <text:p text:style-name="Standard"><text:s text:c="4"/>// Insert at end</text:p>
      <text:p text:style-name="Standard"><text:s text:c="4"/>void push_back(const value_type in);</text:p>
      <text:p text:style-name="Standard"/>
      <text:p text:style-name="Standard"><text:s text:c="4"/>// Insert at beginning</text:p>
      <text:p text:style-name="Standard"><text:s text:c="4"/>void push_front(const value_type in);</text:p>
      <text:p text:style-name="Standard"/>
      <text:p text:style-name="Standard"><text:s text:c="4"/>// Remove from beginning</text:p>
      <text:p text:style-name="Standard"><text:s text:c="4"/>value_type pop_front();</text:p>
      <text:p text:style-name="Standard"/>
      <text:p text:style-name="Standard"><text:soft-page-break/><text:s text:c="4"/>// Remove from end</text:p>
      <text:p text:style-name="Standard"><text:s text:c="4"/>value_type pop_back();</text:p>
      <text:p text:style-name="Standard"/>
      <text:p text:style-name="Standard"><text:s text:c="4"/>// If the head is NULL it must be empty</text:p>
      <text:p text:style-name="Standard"><text:s text:c="4"/>bool empty() const;</text:p>
      <text:p text:style-name="Standard"/>
      <text:p text:style-name="Standard"><text:s text:c="4"/>iterator begin();</text:p>
      <text:p text:style-name="Standard"/>
      <text:p text:style-name="Standard"><text:s text:c="4"/>// The end of the list is always NULL.</text:p>
      <text:p text:style-name="Standard"><text:s text:c="4"/>iterator end();</text:p>
      <text:p text:style-name="Standard"/>
      <text:p text:style-name="Standard"><text:s text:c="4"/>/*</text:p>
      <text:p text:style-name="Standard"><text:s text:c="5"/>* @name remove</text:p>
      <text:p text:style-name="Standard"><text:s text:c="5"/>* @param The position of the list to remove from.</text:p>
      <text:p text:style-name="Standard"><text:s text:c="5"/>*/</text:p>
      <text:p text:style-name="Standard"><text:s text:c="4"/>bool remove(iterator position);</text:p>
      <text:p text:style-name="Standard">};</text:p>
      <text:p text:style-name="Standard"/>
      <text:p text:style-name="Standard">#endif</text:p>
      <text:p text:style-name="Standard"/>
      <text:p text:style-name="Standard"/>
      <text:p text:style-name="Standard"/>
      <text:p text:style-name="Standard"><text:s text:c="4"/>/*</text:p>
      <text:p text:style-name="Standard"><text:s text:c="5"/>* @name has_next</text:p>
      <text:p text:style-name="Standard"><text:s text:c="5"/>* @desc Checks if there is a value to iterate to.</text:p>
      <text:p text:style-name="Standard"><text:s text:c="5"/>* @returns true or false</text:p>
      <text:p text:style-name="Standard"><text:s text:c="5"/>*/</text:p>
      <text:p text:style-name="Standard"><text:s text:c="4"/>template &lt;class T&gt; bool Iterator&lt;T&gt;::has_next() { return this-&gt;node != NULL; }</text:p>
      <text:p text:style-name="Standard"/>
      <text:p text:style-name="Standard"><text:s text:c="4"/>/*</text:p>
      <text:p text:style-name="Standard"><text:s text:c="5"/>* @name get_next</text:p>
      <text:p text:style-name="Standard"><text:s text:c="5"/>* @desc An alternative to ++</text:p>
      <text:p text:style-name="Standard"><text:s text:c="5"/>* @returns The contents of the next item in the list.</text:p>
      <text:p text:style-name="Standard"><text:s text:c="5"/>* <text:s text:c="4"/>T::value_type is the typename the List holds.</text:p>
      <text:p text:style-name="Standard"><text:s text:c="5"/>*/</text:p>
      <text:p text:style-name="Standard"><text:s text:c="4"/>template &lt;class T&gt; typename T::value_type Iterator&lt;T&gt;::get_next()</text:p>
      <text:p text:style-name="Standard"><text:s text:c="4"/>{</text:p>
      <text:p text:style-name="Standard"><text:s text:c="8"/>Iterator&lt;T&gt; it = *this;</text:p>
      <text:p text:style-name="Standard"><text:s text:c="8"/>++it;</text:p>
      <text:p text:style-name="Standard"><text:s text:c="8"/>return *(it);</text:p>
      <text:p text:style-name="Standard"><text:s text:c="4"/>}</text:p>
      <text:p text:style-name="Standard"><text:s text:c="4"/>/*</text:p>
      <text:p text:style-name="Standard"><text:s text:c="5"/>* Operator overloads (++, !+, ==, * and +)</text:p>
      <text:p text:style-name="Standard"><text:s text:c="5"/>*/</text:p>
      <text:p text:style-name="Standard"><text:s text:c="4"/>template &lt;class T&gt; void Iterator&lt;T&gt;::operator++() { this-&gt;node = (this-&gt;has_next()) ? this-&gt;node-<text:soft-page-break/>&gt;next : this-&gt;node; }</text:p>
      <text:p text:style-name="Standard"><text:s text:c="4"/>template &lt;class T&gt; void Iterator&lt;T&gt;::operator++(int) { this-&gt;node = (this-&gt;has_next()) ? this-&gt;node-&gt;next : this-&gt;node; }</text:p>
      <text:p text:style-name="Standard"><text:s text:c="4"/>template &lt;class T&gt; bool Iterator&lt;T&gt;::operator!=(Iterator&lt;T&gt; rhs) { return !(this-&gt;node == rhs.node); }</text:p>
      <text:p text:style-name="Standard"><text:s text:c="4"/>template &lt;class T&gt; bool Iterator&lt;T&gt;::operator==(Iterator&lt;T&gt; rhs) { return this-&gt;node == rhs.node; }</text:p>
      <text:p text:style-name="Standard"><text:s text:c="4"/>template &lt;class T&gt; typename T::value_type Iterator&lt;T&gt;::operator*() { return this-&gt;node-&gt;data; }</text:p>
      <text:p text:style-name="Standard"><text:s text:c="4"/>/* Allows you to do this-&gt;begin() + 2 to get the third item. */</text:p>
      <text:p text:style-name="Standard"><text:s text:c="4"/>template &lt;class T&gt; Iterator&lt;T&gt; Iterator&lt;T&gt;::operator+(int index)</text:p>
      <text:p text:style-name="Standard"><text:s text:c="4"/>{</text:p>
      <text:p text:style-name="Standard"><text:s text:c="8"/>Iterator&lt;T&gt; it = *this;</text:p>
      <text:p text:style-name="Standard"><text:s text:c="8"/>for (int i = 0; i &lt; index; ++i)</text:p>
      <text:p text:style-name="Standard"><text:s text:c="8"/>{</text:p>
      <text:p text:style-name="Standard"><text:s text:c="12"/>if (it.node) ++it; // If the value of it.node is NULL it just returns;</text:p>
      <text:p text:style-name="Standard"><text:s text:c="12"/>else break;</text:p>
      <text:p text:style-name="Standard"><text:s text:c="8"/>}</text:p>
      <text:p text:style-name="Standard"><text:s text:c="8"/>return it;</text:p>
      <text:p text:style-name="Standard"><text:s text:c="4"/>}</text:p>
      <text:p text:style-name="Standard"/>
      <text:p text:style-name="Standard">/*</text:p>
      <text:p text:style-name="Standard"><text:s/>* Class List</text:p>
      <text:p text:style-name="Standard"><text:s/>* The actualy list container class.</text:p>
      <text:p text:style-name="Standard"><text:s/>*/</text:p>
      <text:p text:style-name="Standard"><text:s text:c="4"/>// Overloading the brackets for easy access to the data</text:p>
      <text:p text:style-name="Standard"><text:s text:c="4"/>template &lt;class T&gt; typename List&lt;T&gt;::value_type&amp; List&lt;T&gt;::operator[] (int index)</text:p>
      <text:p text:style-name="Standard"><text:s text:c="4"/>{</text:p>
      <text:p text:style-name="Standard"><text:s text:c="8"/>typename List&lt;T&gt;::iterator position = this-&gt;begin() + index;</text:p>
      <text:p text:style-name="Standard"><text:s text:c="8"/>return position.node-&gt;data;</text:p>
      <text:p text:style-name="Standard"><text:s text:c="4"/>}</text:p>
      <text:p text:style-name="Standard"><text:s text:c="4"/>template &lt;class T&gt; typename List&lt;T&gt;::value_type List&lt;T&gt;::operator[] (int index) const</text:p>
      <text:p text:style-name="Standard"><text:s text:c="4"/>{</text:p>
      <text:p text:style-name="Standard"><text:s text:c="8"/>typename List&lt;T&gt;::iterator position = this-&gt;begin() + index;</text:p>
      <text:p text:style-name="Standard"><text:s text:c="8"/>return position.node-&gt;data;</text:p>
      <text:p text:style-name="Standard"><text:s text:c="4"/>}</text:p>
      <text:p text:style-name="Standard"/>
      <text:p text:style-name="Standard"/>
      <text:p text:style-name="Standard"><text:s text:c="4"/>/* Copy constructor */</text:p>
      <text:p text:style-name="Standard"><text:s text:c="4"/>template &lt;class T&gt; List&lt;T&gt;::List(List&lt;typename List&lt;T&gt;::value_type&gt;&amp; list)</text:p>
      <text:p text:style-name="Standard"><text:s text:c="4"/>{</text:p>
      <text:p text:style-name="Standard"><text:s text:c="8"/>this-&gt;head = NULL;</text:p>
      <text:p text:style-name="Standard"/>
      <text:p text:style-name="Standard"><text:s text:c="8"/>for (typename List&lt;T&gt;::iterator it = list.begin(); it != list.end(); ++it)</text:p>
      <text:p text:style-name="Standard"><text:s text:c="12"/>this-&gt;push_back(*it);</text:p>
      <text:p text:style-name="Standard"><text:s text:c="8"/>// std::cout &lt;&lt; "empty = " &lt;&lt; this-&gt;empty(); // no seg fault;</text:p>
      <text:p text:style-name="Standard"><text:s text:c="8"/>// std::cout &lt;&lt; "size = " &lt;&lt; this-&gt;size(); // also causes a seg fault</text:p>
      <text:p text:style-name="Standard"><text:soft-page-break/><text:s text:c="8"/>// this-&gt;push_back("string") // causes a seg fault</text:p>
      <text:p text:style-name="Standard"><text:s text:c="4"/>}</text:p>
      <text:p text:style-name="Standard"/>
      <text:p text:style-name="Standard"><text:s text:c="4"/>template &lt;class T&gt; Node&lt;T&gt;* List&lt;T&gt;::get_head() const { return head; }</text:p>
      <text:p text:style-name="Standard"><text:s text:c="4"/>/* List desctructor */</text:p>
      <text:p text:style-name="Standard"><text:s text:c="4"/>template &lt;class T&gt; List&lt;T&gt;::~List()</text:p>
      <text:p text:style-name="Standard"><text:s text:c="4"/>{</text:p>
      <text:p text:style-name="Standard"><text:s text:c="8"/>if (!this-&gt;empty())</text:p>
      <text:p text:style-name="Standard"><text:s text:c="8"/>{</text:p>
      <text:p text:style-name="Standard"><text:s text:c="12"/>Node&lt;typename List&lt;T&gt;::value_type&gt; *it = this-&gt;head;</text:p>
      <text:p text:style-name="Standard"><text:s text:c="12"/>while (it != NULL)</text:p>
      <text:p text:style-name="Standard"><text:s text:c="12"/>{</text:p>
      <text:p text:style-name="Standard"><text:s text:c="16"/>Node&lt;typename List&lt;T&gt;::value_type&gt;* tmp = it;</text:p>
      <text:p text:style-name="Standard"><text:s text:c="16"/>it = it-&gt;next;</text:p>
      <text:p text:style-name="Standard"><text:s text:c="16"/>delete tmp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* Sorts C++ base types. If you want to sort a custom class you need</text:p>
      <text:p text:style-name="Standard"><text:s text:c="5"/>* <text:s/>to implement the operators used in here</text:p>
      <text:p text:style-name="Standard"><text:s text:c="5"/>*/</text:p>
      <text:p text:style-name="Standard"><text:s text:c="4"/>template &lt;class T&gt; void List&lt;T&gt;::qsort(List&lt;typename List&lt;T&gt;::value_type&gt;&amp; list, int left, int right, std::string order)</text:p>
      <text:p text:style-name="Standard"><text:s text:c="4"/>{</text:p>
      <text:p text:style-name="Standard"><text:s text:c="8"/>typename List&lt;T&gt;::value_type tmp;</text:p>
      <text:p text:style-name="Standard"><text:s text:c="8"/>typename List&lt;T&gt;::value_type pivot = list[(left + right) / 2];</text:p>
      <text:p text:style-name="Standard"><text:s text:c="8"/>int i = left, j = right;</text:p>
      <text:p text:style-name="Standard"><text:s text:c="8"/>int pivotIndex = (left + right / 2);\</text:p>
      <text:p text:style-name="Standard"><text:s text:c="8"/>while (i &lt;= j)</text:p>
      <text:p text:style-name="Standard"><text:s text:c="8"/>{</text:p>
      <text:p text:style-name="Standard"><text:s text:c="12"/>if (order == "asc")</text:p>
      <text:p text:style-name="Standard"><text:s text:c="12"/>{</text:p>
      <text:p text:style-name="Standard"><text:s text:c="16"/>while (list[i] &lt; pivot) ++i;</text:p>
      <text:p text:style-name="Standard"><text:s text:c="16"/>while (list[j] &gt; pivot) --j;</text:p>
      <text:p text:style-name="Standard"><text:s text:c="12"/>}</text:p>
      <text:p text:style-name="Standard"><text:s text:c="12"/>else if (order == "desc")</text:p>
      <text:p text:style-name="Standard"><text:s text:c="12"/>{</text:p>
      <text:p text:style-name="Standard"><text:s text:c="16"/>while (list[i] &gt; pivot) ++i;</text:p>
      <text:p text:style-name="Standard"><text:s text:c="16"/>while (list[j] &lt; pivot) --j;</text:p>
      <text:p text:style-name="Standard"><text:s text:c="12"/>}</text:p>
      <text:p text:style-name="Standard"><text:s text:c="12"/>if (i &lt;= j)</text:p>
      <text:p text:style-name="Standard"><text:s text:c="12"/>{</text:p>
      <text:p text:style-name="Standard"><text:s text:c="16"/>tmp = list[i];</text:p>
      <text:p text:style-name="Standard"><text:s text:c="16"/>list[i] = list[j];</text:p>
      <text:p text:style-name="Standard"><text:soft-page-break/><text:s text:c="16"/>list[j] = tmp;</text:p>
      <text:p text:style-name="Standard"><text:s text:c="16"/>++i;</text:p>
      <text:p text:style-name="Standard"><text:s text:c="16"/>--j;</text:p>
      <text:p text:style-name="Standard"><text:s text:c="12"/>}</text:p>
      <text:p text:style-name="Standard"><text:s text:c="12"/>if (left &lt; j)</text:p>
      <text:p text:style-name="Standard"><text:s text:c="16"/>this-&gt;qsort(list, left, j, order);</text:p>
      <text:p text:style-name="Standard"><text:s text:c="12"/>if (i &lt; right)</text:p>
      <text:p text:style-name="Standard"><text:s text:c="16"/>this-&gt;qsort(list, i, right, order);</text:p>
      <text:p text:style-name="Standard"><text:s text:c="8"/>}</text:p>
      <text:p text:style-name="Standard"><text:s text:c="4"/>}</text:p>
      <text:p text:style-name="Standard"/>
      <text:p text:style-name="Standard"><text:s text:c="4"/>/*</text:p>
      <text:p text:style-name="Standard"><text:s text:c="5"/>* @name sort</text:p>
      <text:p text:style-name="Standard"><text:s text:c="5"/>* @params std::string order</text:p>
      <text:p text:style-name="Standard"><text:s text:c="5"/>* @desc Order should be either "desc" or "asc"</text:p>
      <text:p text:style-name="Standard"><text:s text:c="5"/>*/</text:p>
      <text:p text:style-name="Standard"><text:s text:c="4"/>template &lt;class T&gt; void List&lt;T&gt;::sort(std::string order)</text:p>
      <text:p text:style-name="Standard"><text:s text:c="4"/>{</text:p>
      <text:p text:style-name="Standard"><text:s text:c="8"/>if (this-&gt;size() &lt;= 1)</text:p>
      <text:p text:style-name="Standard"><text:s text:c="12"/>return;</text:p>
      <text:p text:style-name="Standard"><text:s text:c="8"/>int left = 0;</text:p>
      <text:p text:style-name="Standard"><text:s text:c="8"/>int right = this-&gt;size() - 1;</text:p>
      <text:p text:style-name="Standard"><text:s text:c="8"/>this-&gt;qsort(*this, left, right, order);</text:p>
      <text:p text:style-name="Standard"><text:s text:c="4"/>}</text:p>
      <text:p text:style-name="Standard"/>
      <text:p text:style-name="Standard"><text:s text:c="4"/>/*</text:p>
      <text:p text:style-name="Standard"><text:s text:c="5"/>* @name sort</text:p>
      <text:p text:style-name="Standard"><text:s text:c="5"/>* @desc Default sort is ascending.</text:p>
      <text:p text:style-name="Standard"><text:s text:c="5"/>*/</text:p>
      <text:p text:style-name="Standard"><text:s text:c="4"/>template &lt;class T&gt; void List&lt;T&gt;::sort()</text:p>
      <text:p text:style-name="Standard"><text:s text:c="4"/>{</text:p>
      <text:p text:style-name="Standard"><text:s text:c="8"/>if (this-&gt;size() &lt;= 1)</text:p>
      <text:p text:style-name="Standard"><text:s text:c="12"/>return;</text:p>
      <text:p text:style-name="Standard"><text:s text:c="8"/>int left = 0;</text:p>
      <text:p text:style-name="Standard"><text:s text:c="8"/>int right = this-&gt;size() - 1;</text:p>
      <text:p text:style-name="Standard"><text:s text:c="8"/>this-&gt;qsort(*this, left, right, "asc");</text:p>
      <text:p text:style-name="Standard"><text:s text:c="4"/>}</text:p>
      <text:p text:style-name="Standard"/>
      <text:p text:style-name="Standard"><text:s text:c="4"/>/*</text:p>
      <text:p text:style-name="Standard"><text:s text:c="5"/>* @name search</text:p>
      <text:p text:style-name="Standard"><text:s text:c="5"/>* @param value_type search_key. The key to search for.</text:p>
      <text:p text:style-name="Standard"><text:s text:c="5"/>* @desc Returns true when it finds the first instance of the search key</text:p>
      <text:p text:style-name="Standard"><text:s text:c="5"/>* @returns true or false</text:p>
      <text:p text:style-name="Standard"><text:s text:c="5"/>*/</text:p>
      <text:p text:style-name="Standard"><text:s text:c="4"/>template &lt;class T&gt; bool List&lt;T&gt;::search(typename List&lt;T&gt;::value_type search_key)</text:p>
      <text:p text:style-name="Standard"><text:soft-page-break/><text:s text:c="4"/>{</text:p>
      <text:p text:style-name="Standard"><text:s text:c="8"/>for (typename List&lt;T&gt;::iterator it = this-&gt;begin(); it != this-&gt;end(); ++it)</text:p>
      <text:p text:style-name="Standard"><text:s text:c="8"/>{</text:p>
      <text:p text:style-name="Standard"><text:s text:c="12"/>if (*(it) == search_key)</text:p>
      <text:p text:style-name="Standard"><text:s text:c="16"/>return true;</text:p>
      <text:p text:style-name="Standard"><text:s text:c="8"/>}</text:p>
      <text:p text:style-name="Standard"><text:s text:c="8"/>return false;</text:p>
      <text:p text:style-name="Standard"><text:s text:c="4"/>}</text:p>
      <text:p text:style-name="Standard"/>
      <text:p text:style-name="Standard"><text:s text:c="4"/>/* Returns the size of the list container */</text:p>
      <text:p text:style-name="Standard"><text:s text:c="4"/>template &lt;class T&gt; unsigned List&lt;T&gt;::size()</text:p>
      <text:p text:style-name="Standard"><text:s text:c="4"/>{</text:p>
      <text:p text:style-name="Standard"><text:s text:c="8"/>if (this-&gt;empty()) return 0;</text:p>
      <text:p text:style-name="Standard"><text:s text:c="8"/>unsigned i = 0;</text:p>
      <text:p text:style-name="Standard"><text:s text:c="8"/>for (typename List&lt;T&gt;::iterator it = this-&gt;begin(); it != this-&gt;end(); ++it, ++i);</text:p>
      <text:p text:style-name="Standard"><text:s text:c="8"/>return i;</text:p>
      <text:p text:style-name="Standard"><text:s text:c="4"/>}</text:p>
      <text:p text:style-name="Standard"/>
      <text:p text:style-name="Standard"><text:s text:c="4"/>/*</text:p>
      <text:p text:style-name="Standard"><text:s text:c="5"/>* @name insert</text:p>
      <text:p text:style-name="Standard"><text:s text:c="5"/>* @param1 position - The position to insert at. Not an int.</text:p>
      <text:p text:style-name="Standard"><text:s text:c="5"/>* @param2 in - The data to insert into the list.</text:p>
      <text:p text:style-name="Standard"><text:s text:c="5"/>* @desc Inserts data into the list.</text:p>
      <text:p text:style-name="Standard"><text:s text:c="5"/>*/</text:p>
      <text:p text:style-name="Standard"><text:s text:c="4"/>template &lt;class T&gt; void List&lt;T&gt;::insert(typename List&lt;T&gt;::iterator position, const typename List&lt;T&gt;::value_type&amp; in)</text:p>
      <text:p text:style-name="Standard"><text:s text:c="4"/>{</text:p>
      <text:p text:style-name="Standard"><text:s text:c="8"/>// If inserting at the front, just change the head to a new Node</text:p>
      <text:p text:style-name="Standard"><text:s text:c="8"/>if (position == this-&gt;head)</text:p>
      <text:p text:style-name="Standard"><text:s text:c="12"/>this-&gt;head = new Node&lt;typename List&lt;T&gt;::value_type&gt;(in);</text:p>
      <text:p text:style-name="Standard"><text:s text:c="8"/>else</text:p>
      <text:p text:style-name="Standard"><text:s text:c="8"/>{</text:p>
      <text:p text:style-name="Standard"><text:s text:c="12"/>Node&lt;typename List&lt;T&gt;::value_type&gt;* node = this-&gt;head;</text:p>
      <text:p text:style-name="Standard"><text:s text:c="12"/>// iterate to the position of "position".</text:p>
      <text:p text:style-name="Standard"><text:s text:c="12"/>for (; node-&gt;next != position.node; node = node-&gt;next);</text:p>
      <text:p text:style-name="Standard"><text:s text:c="12"/>node-&gt;next = new Node&lt;typename List&lt;T&gt;::value_type&gt;(in);</text:p>
      <text:p text:style-name="Standard"><text:s text:c="8"/>}</text:p>
      <text:p text:style-name="Standard"><text:s text:c="8"/>// This is here to put back all the old data into it's correct position.</text:p>
      <text:p text:style-name="Standard"><text:s text:c="8"/>// I was having way too much with keeping the integrity of the data</text:p>
      <text:p text:style-name="Standard"><text:s text:c="8"/>// while inserting into the middle of the list, so I created this little hack.</text:p>
      <text:p text:style-name="Standard"><text:s text:c="8"/>for (typename List&lt;T&gt;::iterator it = position; it != this-&gt;end(); ++it)</text:p>
      <text:p text:style-name="Standard"><text:s text:c="8"/>{</text:p>
      <text:p text:style-name="Standard"><text:s text:c="12"/>Node&lt;typename List&lt;T&gt;::value_type&gt; *node = this-&gt;head;</text:p>
      <text:p text:style-name="Standard"><text:s text:c="12"/>for (; node-&gt;next != NULL; node = node-&gt;next);</text:p>
      <text:p text:style-name="Standard"><text:s text:c="12"/>node-&gt;next = new Node&lt;typename List&lt;T&gt;::value_type&gt;(it.node-&gt;data);</text:p>
      <text:p text:style-name="Standard"><text:soft-page-break/><text:s text:c="8"/>}</text:p>
      <text:p text:style-name="Standard"><text:s text:c="4"/>}</text:p>
      <text:p text:style-name="Standard"/>
      <text:p text:style-name="Standard"><text:s text:c="4"/>// Insert at end</text:p>
      <text:p text:style-name="Standard"><text:s text:c="4"/>template &lt;class T&gt; void List&lt;T&gt;::push_back(typename List&lt;T&gt;::value_type in)</text:p>
      <text:p text:style-name="Standard"><text:s text:c="4"/>{</text:p>
      <text:p text:style-name="Standard"><text:s text:c="8"/>this-&gt;insert(this-&gt;end(), in);</text:p>
      <text:p text:style-name="Standard"><text:s text:c="4"/>}</text:p>
      <text:p text:style-name="Standard"/>
      <text:p text:style-name="Standard"><text:s text:c="4"/>// Insert at beginning</text:p>
      <text:p text:style-name="Standard"><text:s text:c="4"/>template &lt;class T&gt; void List&lt;T&gt;::push_front(typename List&lt;T&gt;::value_type in)</text:p>
      <text:p text:style-name="Standard"><text:s text:c="4"/>{</text:p>
      <text:p text:style-name="Standard"><text:s text:c="8"/>this-&gt;insert(this-&gt;begin(), in);</text:p>
      <text:p text:style-name="Standard"><text:s text:c="4"/>}</text:p>
      <text:p text:style-name="Standard"/>
      <text:p text:style-name="Standard"><text:s text:c="4"/>// Remove from beginning</text:p>
      <text:p text:style-name="Standard"><text:s text:c="4"/>template &lt;class T&gt; typename List&lt;T&gt;::value_type List&lt;T&gt;::pop_front()</text:p>
      <text:p text:style-name="Standard"><text:s text:c="4"/>{</text:p>
      <text:p text:style-name="Standard"><text:s text:c="8"/>if (this-&gt;empty()) return value_type();</text:p>
      <text:p text:style-name="Standard"><text:s text:c="8"/>typename List&lt;T&gt;::iterator del = this-&gt;begin();</text:p>
      <text:p text:style-name="Standard"><text:s text:c="8"/>typename List&lt;T&gt;::value_type tmp = *del;</text:p>
      <text:p text:style-name="Standard"><text:s text:c="8"/>this-&gt;remove(del);</text:p>
      <text:p text:style-name="Standard"><text:s text:c="8"/>return tmp;</text:p>
      <text:p text:style-name="Standard"><text:s text:c="4"/>}</text:p>
      <text:p text:style-name="Standard"/>
      <text:p text:style-name="Standard"><text:s text:c="4"/>// Remove from end</text:p>
      <text:p text:style-name="Standard"><text:s text:c="4"/>template &lt;class T&gt; typename List&lt;T&gt;::value_type List&lt;T&gt;::pop_back()</text:p>
      <text:p text:style-name="Standard"><text:s text:c="4"/>{</text:p>
      <text:p text:style-name="Standard"><text:s text:c="8"/>if (this-&gt;empty()) return value_type();</text:p>
      <text:p text:style-name="Standard"><text:s text:c="8"/>typename List&lt;T&gt;::iterator del = this-&gt;begin() + (this-&gt;size() - 1);</text:p>
      <text:p text:style-name="Standard"><text:s text:c="8"/>typename List&lt;T&gt;::value_type tmp = *del;</text:p>
      <text:p text:style-name="Standard"><text:s text:c="8"/>this-&gt;remove(del);</text:p>
      <text:p text:style-name="Standard"><text:s text:c="8"/>return tmp;</text:p>
      <text:p text:style-name="Standard"><text:s text:c="4"/>}</text:p>
      <text:p text:style-name="Standard"/>
      <text:p text:style-name="Standard"><text:s text:c="4"/>// If the head is NULL it must be empty</text:p>
      <text:p text:style-name="Standard"><text:s text:c="4"/>template &lt;class T&gt; bool List&lt;T&gt;::empty() const { return this-&gt;head == NULL; }</text:p>
      <text:p text:style-name="Standard"><text:s text:c="4"/>template &lt;class T&gt; typename List&lt;T&gt;::iterator List&lt;T&gt;::begin() { return typename List&lt;T&gt;::iterator(this-&gt;head); }</text:p>
      <text:p text:style-name="Standard"><text:s text:c="4"/>// The end of the list is always NULL.</text:p>
      <text:p text:style-name="Standard"><text:s text:c="4"/>template &lt;class T&gt; typename List&lt;T&gt;::iterator List&lt;T&gt;::end() { return typename List&lt;T&gt;::iterator(NULL); }</text:p>
      <text:p text:style-name="Standard"/>
      <text:p text:style-name="Standard"><text:s text:c="4"/>/*</text:p>
      <text:p text:style-name="Standard"><text:s text:c="5"/>* @name remove</text:p>
      <text:p text:style-name="Standard"><text:soft-page-break/><text:s text:c="5"/>* @param The position of the list to remove from.</text:p>
      <text:p text:style-name="Standard"><text:s text:c="5"/>*/</text:p>
      <text:p text:style-name="Standard"><text:s text:c="4"/>template &lt;class T&gt; bool List&lt;T&gt;::remove(typename List&lt;T&gt;::iterator position)</text:p>
      <text:p text:style-name="Standard"><text:s text:c="4"/>{</text:p>
      <text:p text:style-name="Standard"><text:s text:c="8"/>if (this-&gt;empty()) return false;</text:p>
      <text:p text:style-name="Standard"><text:s text:c="8"/>// If removing the first node</text:p>
      <text:p text:style-name="Standard"><text:s text:c="8"/>if (position.node == this-&gt;head)</text:p>
      <text:p text:style-name="Standard"><text:s text:c="8"/>{</text:p>
      <text:p text:style-name="Standard"><text:s text:c="12"/>// set the first node to the second node</text:p>
      <text:p text:style-name="Standard"><text:s text:c="12"/>this-&gt;head = this-&gt;head-&gt;next;</text:p>
      <text:p text:style-name="Standard"><text:s text:c="12"/>delete position.node;</text:p>
      <text:p text:style-name="Standard"><text:s text:c="12"/>return true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for (Node&lt;typename List&lt;T&gt;::value_type&gt;* it = this-&gt;head; it-&gt;next; it = it-&gt;next)</text:p>
      <text:p text:style-name="Standard"><text:s text:c="12"/>{</text:p>
      <text:p text:style-name="Standard"><text:s text:c="16"/>if (it-&gt;next == position.node)</text:p>
      <text:p text:style-name="Standard"><text:s text:c="16"/>{</text:p>
      <text:p text:style-name="Standard"><text:s text:c="20"/>it-&gt;next = position.node-&gt;next;</text:p>
      <text:p text:style-name="Standard"><text:s text:c="20"/>delete position.node;</text:p>
      <text:p text:style-name="Standard"><text:s text:c="20"/>return true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return false;</text:p>
      <text:p text:style-name="Standard"><text:s text:c="4"/>}</text:p>
      <text:p text:style-name="Standard"/>
      <text:p text:style-name="P1">STACK.H</text:p>
      <text:p text:style-name="P1"/>
      <text:p text:style-name="P2">/*</text:p>
      <text:p text:style-name="P2"><text:s/>* @name Adam Voliva</text:p>
      <text:p text:style-name="P2"><text:s/>* @desc Assign 2 List, Stack and Queue</text:p>
      <text:p text:style-name="P2"><text:s/>* @date March 11th, 2013</text:p>
      <text:p text:style-name="P2"><text:s/>* @class CISP430</text:p>
      <text:p text:style-name="P2"><text:s/>*/</text:p>
      <text:p text:style-name="P2"/>
      <text:p text:style-name="P2">#include "config.h"</text:p>
      <text:p text:style-name="P2">#ifndef STACK_H</text:p>
      <text:p text:style-name="P2">#define STACK_H</text:p>
      <text:p text:style-name="P2">template &lt;class T&gt; class Iterator;</text:p>
      <text:p text:style-name="P2">template &lt;class T&gt; class Node;</text:p>
      <text:p text:style-name="P2"/>
      <text:p text:style-name="P2"/>
      <text:p text:style-name="P2">/*</text:p>
      <text:p text:style-name="P2"><text:soft-page-break/><text:s/>* Class Iterator</text:p>
      <text:p text:style-name="P2"><text:s/>* A helper class that allows you to iterate through your list.</text:p>
      <text:p text:style-name="P2"><text:s/>*/</text:p>
      <text:p text:style-name="P2">/*</text:p>
      <text:p text:style-name="P2"><text:s/>* Class Stack</text:p>
      <text:p text:style-name="P2"><text:s/>* This class is an example of a stack.</text:p>
      <text:p text:style-name="P2"><text:s/>* The second template parameter is a class that must contain the following public member functions:</text:p>
      <text:p text:style-name="P2"><text:s/>* <text:s text:c="5"/>push_front(value_type in)</text:p>
      <text:p text:style-name="P2"><text:s/>* <text:s text:c="5"/>value_type pop_front()</text:p>
      <text:p text:style-name="P2"><text:s/>* <text:s text:c="5"/>bool empty()</text:p>
      <text:p text:style-name="P2"><text:s/>* <text:s text:c="5"/>iterator begin()</text:p>
      <text:p text:style-name="P2"><text:s/>*/</text:p>
      <text:p text:style-name="P2">template &lt;class T, class Container&gt; class Stack</text:p>
      <text:p text:style-name="P2">{</text:p>
      <text:p text:style-name="P2">protected:</text:p>
      <text:p text:style-name="P2"><text:s text:c="4"/>Container c;</text:p>
      <text:p text:style-name="P2">public:</text:p>
      <text:p text:style-name="P2"><text:s text:c="4"/>typedef T value_type;</text:p>
      <text:p text:style-name="P2"><text:s text:c="4"/>typedef Iterator&lt;Node&lt;value_type&gt; &gt; iterator;</text:p>
      <text:p text:style-name="P2"><text:s text:c="4"/>Stack() : c() {}</text:p>
      <text:p text:style-name="P2"><text:s text:c="4"/>Stack(const Container&amp; obj) : c(obj) {}</text:p>
      <text:p text:style-name="P2"><text:s text:c="4"/>// No need for destructor. The only thing being created is the Container</text:p>
      <text:p text:style-name="P2"><text:s text:c="4"/>// <text:s/>which should have it's own destructor</text:p>
      <text:p text:style-name="P2"><text:s text:c="4"/>void push(value_type in) { c.push_front(in); }</text:p>
      <text:p text:style-name="P2"><text:s text:c="4"/>value_type pop() { return c.pop_front(); }</text:p>
      <text:p text:style-name="P2"><text:s text:c="4"/>bool empty() { return c.empty(); }</text:p>
      <text:p text:style-name="P2"><text:s text:c="4"/>// should never be full.</text:p>
      <text:p text:style-name="P2"><text:s text:c="4"/>bool is_full() { return false; }</text:p>
      <text:p text:style-name="P2"><text:s text:c="4"/>value_type show_top() { return *(c.begin());}</text:p>
      <text:p text:style-name="P2">};</text:p>
      <text:p text:style-name="P2"/>
      <text:p text:style-name="P2">#endif</text:p>
      <text:p text:style-name="P2"/>
      <text:p text:style-name="P2"/>
      <text:p text:style-name="P1">QUEUE.H</text:p>
      <text:p text:style-name="P2">/*</text:p>
      <text:p text:style-name="P2"><text:s/>* @name Adam Voliva</text:p>
      <text:p text:style-name="P2"><text:s/>* @desc Assign 2 List, Stack and Queue</text:p>
      <text:p text:style-name="P2"><text:s/>* @date March 11th, 2013</text:p>
      <text:p text:style-name="P2"><text:s/>* @class CISP430</text:p>
      <text:p text:style-name="P2"><text:s/>*/</text:p>
      <text:p text:style-name="P2"/>
      <text:p text:style-name="P2">#include &lt;iostream&gt;</text:p>
      <text:p text:style-name="P2">#include "config.h"</text:p>
      <text:p text:style-name="P2">#ifndef QUEUE_H</text:p>
      <text:p text:style-name="P2"><text:soft-page-break/>#define QUEUE_H</text:p>
      <text:p text:style-name="P2">template &lt;class T&gt; class Iterator;</text:p>
      <text:p text:style-name="P2">template &lt;class T&gt; class Node;</text:p>
      <text:p text:style-name="P2">/*</text:p>
      <text:p text:style-name="P2"><text:s/>* Class Queue</text:p>
      <text:p text:style-name="P2"><text:s/>* This class is an example of a FIFO queue.</text:p>
      <text:p text:style-name="P2"><text:s/>* The second template parameter is a class that must contain the following public member functions:</text:p>
      <text:p text:style-name="P2"><text:s/>* <text:s text:c="5"/>push_back(value_type in)</text:p>
      <text:p text:style-name="P2"><text:s/>* <text:s text:c="5"/>value_type pop_front()</text:p>
      <text:p text:style-name="P2"><text:s/>* <text:s text:c="5"/>bool empty()</text:p>
      <text:p text:style-name="P2"><text:s/>* <text:s text:c="5"/>void sort(std::string order)</text:p>
      <text:p text:style-name="P2"><text:s/>* <text:s text:c="5"/>bool search(value_type search_key)</text:p>
      <text:p text:style-name="P2"><text:s/>*/</text:p>
      <text:p text:style-name="P2">template &lt;class T, class Container&gt; class Queue</text:p>
      <text:p text:style-name="P2">{</text:p>
      <text:p text:style-name="P2">protected:</text:p>
      <text:p text:style-name="P2"><text:s text:c="4"/>Container c;</text:p>
      <text:p text:style-name="P2">public:</text:p>
      <text:p text:style-name="P2"><text:s text:c="4"/>typedef T value_type;</text:p>
      <text:p text:style-name="P2"><text:s text:c="4"/>typedef Iterator&lt;Node&lt;value_type&gt; &gt; iterator;</text:p>
      <text:p text:style-name="P2"><text:s text:c="4"/>Queue() : c() {}</text:p>
      <text:p text:style-name="P2"><text:s text:c="4"/>Queue(const Container&amp; obj) : c(obj) {}</text:p>
      <text:p text:style-name="P2"><text:s text:c="4"/>// No need for destructor. The only thing being created is the Container</text:p>
      <text:p text:style-name="P2"><text:s text:c="4"/>// <text:s/>which should have it's own destructor</text:p>
      <text:p text:style-name="P2"><text:s text:c="4"/>void enqueue(value_type in) { c.push_back(in); }</text:p>
      <text:p text:style-name="P2"><text:s text:c="4"/>value_type dequeue() { return c.pop_front(); }</text:p>
      <text:p text:style-name="P2"><text:s text:c="4"/>bool empty() { return c.empty(); }</text:p>
      <text:p text:style-name="P2"><text:s text:c="4"/>// should never be full.</text:p>
      <text:p text:style-name="P2"><text:s text:c="4"/>bool is_full() { return false; }</text:p>
      <text:p text:style-name="P2"><text:s text:c="4"/>void sort(std::string order) { c.sort(order); }</text:p>
      <text:p text:style-name="P2"><text:s text:c="4"/>void sort() { c.sort(); }</text:p>
      <text:p text:style-name="P2"><text:s text:c="4"/>bool search(value_type search_key) { return c.search(search_key); }</text:p>
      <text:p text:style-name="P2">};</text:p>
      <text:p text:style-name="P2"/>
      <text:p text:style-name="P2">#endif</text:p>
      <text:p text:style-name="P2"/>
      <text:p text:style-name="P1">CONFIG.H</text:p>
      <text:p text:style-name="P1"/>
      <text:p text:style-name="P2">/*</text:p>
      <text:p text:style-name="P2"><text:s/>* @name Adam Voliva</text:p>
      <text:p text:style-name="P2"><text:s/>* @desc Assign 2 List, Stack and Queue</text:p>
      <text:p text:style-name="P2"><text:s/>* @date March 11th, 2013</text:p>
      <text:p text:style-name="P2"><text:s/>* @class CISP430</text:p>
      <text:p text:style-name="P2"><text:s/>*/</text:p>
      <text:p text:style-name="P2"/>
      <text:p text:style-name="P2"><text:soft-page-break/>#ifndef CONF_H</text:p>
      <text:p text:style-name="P2">#define CONF_H</text:p>
      <text:p text:style-name="P2"># ifdef __DEFAULT_TEMPLATES</text:p>
      <text:p text:style-name="P2"># <text:s text:c="2"/>define __DEFAULT_TMPL(_Tp)</text:p>
      <text:p text:style-name="P2"># else</text:p>
      <text:p text:style-name="P2"># <text:s text:c="2"/>define __DEFAULT_TMPL(_Tp) = _Tp</text:p>
      <text:p text:style-name="P2"># endif</text:p>
      <text:p text:style-name="P2">#endif</text:p>
      <text:p text:style-name="P1">MAIN.CPP</text:p>
      <text:p text:style-name="P2">/*</text:p>
      <text:p text:style-name="P2"><text:s/>* @name Adam Voliva</text:p>
      <text:p text:style-name="P2"><text:s/>* @desc Assign 2 List, Stack and Queue</text:p>
      <text:p text:style-name="P2"><text:s/>* @date March 11th, 2013</text:p>
      <text:p text:style-name="P2"><text:s/>* @class CISP430</text:p>
      <text:p text:style-name="P2"><text:s/>*/</text:p>
      <text:p text:style-name="P2">#include &lt;fstream&gt;</text:p>
      <text:p text:style-name="P2">#include "list.h"</text:p>
      <text:p text:style-name="P2">#include "queue.h"</text:p>
      <text:p text:style-name="P2">#include "stack.h"</text:p>
      <text:p text:style-name="P2"/>
      <text:p text:style-name="P2">int main()</text:p>
      <text:p text:style-name="P2">{</text:p>
      <text:p text:style-name="P2"><text:s text:c="4"/>// Testing List</text:p>
      <text:p text:style-name="P2"><text:s text:c="4"/>List&lt;std::string&gt; list;</text:p>
      <text:p text:style-name="P2"><text:s text:c="4"/>std::cout &lt;&lt; "Is the list empty? = " &lt;&lt; list.empty() &lt;&lt; std::endl;</text:p>
      <text:p text:style-name="P2"><text:s text:c="4"/>std::string line;</text:p>
      <text:p text:style-name="P2"><text:s text:c="4"/>std::ifstream myfile ("datain.dat");</text:p>
      <text:p text:style-name="P2"><text:s text:c="4"/>if (myfile.is_open())</text:p>
      <text:p text:style-name="P2"><text:s text:c="4"/>{</text:p>
      <text:p text:style-name="P2"><text:s text:c="8"/>while ( myfile.good() )</text:p>
      <text:p text:style-name="P2"><text:s text:c="8"/>{</text:p>
      <text:p text:style-name="P2"><text:s text:c="12"/>getline (myfile,line);</text:p>
      <text:p text:style-name="P2"><text:s text:c="12"/>list.push_back(line);</text:p>
      <text:p text:style-name="P2"><text:s text:c="8"/>}</text:p>
      <text:p text:style-name="P2"><text:s text:c="8"/>myfile.close();</text:p>
      <text:p text:style-name="P2"><text:s text:c="4"/>}</text:p>
      <text:p text:style-name="P2"><text:s text:c="4"/>list.sort();</text:p>
      <text:p text:style-name="P2"><text:s text:c="4"/>std::ofstream outfile("output.txt");</text:p>
      <text:p text:style-name="P2"><text:s text:c="4"/>outfile &lt;&lt; "List in ascending output (strings): " &lt;&lt; std::endl &lt;&lt; std::endl;</text:p>
      <text:p text:style-name="P2"><text:s text:c="4"/>if (outfile.is_open())</text:p>
      <text:p text:style-name="P2"><text:s text:c="4"/>{</text:p>
      <text:p text:style-name="P2"><text:s text:c="8"/>for (List&lt;std::string&gt;::iterator it = list.begin(); it != list.end(); ++it)</text:p>
      <text:p text:style-name="P2"><text:s text:c="12"/>outfile &lt;&lt; *it &lt;&lt; std::endl;</text:p>
      <text:p text:style-name="P2"><text:s text:c="4"/>}</text:p>
      <text:p text:style-name="P2"/>
      <text:p text:style-name="P2"><text:soft-page-break/><text:s text:c="4"/>list.sort("desc");</text:p>
      <text:p text:style-name="P2"><text:s text:c="4"/>std::ofstream desc_outfile("output2.txt");</text:p>
      <text:p text:style-name="P2"><text:s text:c="4"/>desc_outfile &lt;&lt; "List in descending output (strings): " &lt;&lt; std::endl &lt;&lt; std::endl;</text:p>
      <text:p text:style-name="P2"><text:s text:c="4"/>if (desc_outfile.is_open())</text:p>
      <text:p text:style-name="P2"><text:s text:c="4"/>{</text:p>
      <text:p text:style-name="P2"><text:s text:c="8"/>for (List&lt;std::string&gt;::iterator it = list.begin(); it != list.end(); ++it)</text:p>
      <text:p text:style-name="P2"><text:s text:c="12"/>desc_outfile &lt;&lt; *it &lt;&lt; std::endl;</text:p>
      <text:p text:style-name="P2"><text:s text:c="4"/>}</text:p>
      <text:p text:style-name="P2"/>
      <text:p text:style-name="P2"><text:s text:c="4"/></text:p>
      <text:p text:style-name="P2"><text:s text:c="4"/>std::cout &lt;&lt; "pop back is " &lt;&lt; list.pop_back() &lt;&lt; std::endl;</text:p>
      <text:p text:style-name="P2"><text:s text:c="4"/>list.remove(list.begin());</text:p>
      <text:p text:style-name="P2"><text:s text:c="4"/>List&lt;std::string&gt;::iterator iters = list.begin();</text:p>
      <text:p text:style-name="P2"><text:s text:c="4"/>std::cout &lt;&lt; " get next is " &lt;&lt; iters.get_next() &lt;&lt; std::endl;</text:p>
      <text:p text:style-name="P2"><text:s text:c="4"/>list.push_back(*iters);</text:p>
      <text:p text:style-name="P2"/>
      <text:p text:style-name="P2"><text:s text:c="4"/>std::cout &lt;&lt; "size is " &lt;&lt; list.size() &lt;&lt; std::endl;</text:p>
      <text:p text:style-name="P2"><text:s text:c="4"/>List&lt;std::string&gt; list2 = list;</text:p>
      <text:p text:style-name="P2"><text:s text:c="4"/>for (List&lt;std::string&gt;::iterator iter = list2.begin();</text:p>
      <text:p text:style-name="P2"><text:s text:c="9"/>iter != list2.end(); ++iter)</text:p>
      <text:p text:style-name="P2"><text:s text:c="4"/>{</text:p>
      <text:p text:style-name="P2"><text:s text:c="8"/>std::cout &lt;&lt; (*iter) &lt;&lt; std::endl;</text:p>
      <text:p text:style-name="P2"><text:s text:c="4"/>}</text:p>
      <text:p text:style-name="P2"><text:s text:c="4"/>std::cout &lt;&lt; list.search("shit") &lt;&lt; std::endl;</text:p>
      <text:p text:style-name="P2"/>
      <text:p text:style-name="P2"/>
      <text:p text:style-name="P2"><text:s text:c="4"/>// Stack testing</text:p>
      <text:p text:style-name="P2"><text:s text:c="4"/>Stack&lt;std::string&gt; stack;</text:p>
      <text:p text:style-name="P2"><text:s text:c="4"/>std::ifstream my_stack_file ("datain.dat");</text:p>
      <text:p text:style-name="P2"><text:s text:c="4"/>if (my_stack_file.is_open())</text:p>
      <text:p text:style-name="P2"><text:s text:c="4"/>{</text:p>
      <text:p text:style-name="P2"><text:s text:c="8"/>while ( my_stack_file.good() )</text:p>
      <text:p text:style-name="P2"><text:s text:c="8"/>{</text:p>
      <text:p text:style-name="P2"><text:s text:c="12"/>getline (my_stack_file,line);</text:p>
      <text:p text:style-name="P2"><text:s text:c="12"/>stack.push(line);</text:p>
      <text:p text:style-name="P2"><text:s text:c="8"/>}</text:p>
      <text:p text:style-name="P2"><text:s text:c="8"/>my_stack_file.close();</text:p>
      <text:p text:style-name="P2"><text:s text:c="4"/>}</text:p>
      <text:p text:style-name="P2"><text:s text:c="4"/>stack.pop();</text:p>
      <text:p text:style-name="P2"><text:s text:c="4"/>std::cout &lt;&lt; "stack top is " &lt;&lt; stack.show_top() &lt;&lt; std::endl;</text:p>
      <text:p text:style-name="P2"/>
      <text:p text:style-name="P2"><text:s text:c="4"/>std::ofstream stack_out("stack_output.txt");</text:p>
      <text:p text:style-name="P2"><text:s text:c="4"/>stack_out &lt;&lt; "Popping stack output: " &lt;&lt; std::endl &lt;&lt; std::endl;</text:p>
      <text:p text:style-name="P2"><text:s text:c="4"/>while (!stack.empty())</text:p>
      <text:p text:style-name="P2"><text:s text:c="8"/>stack_out &lt;&lt; stack.pop() &lt;&lt; std::endl;</text:p>
      <text:p text:style-name="P2"><text:soft-page-break/></text:p>
      <text:p text:style-name="P2"/>
      <text:p text:style-name="P2"><text:s text:c="4"/>Queue&lt;std::string&gt; queue;</text:p>
      <text:p text:style-name="P2"><text:s text:c="4"/>std::ifstream my_queue_file ("datain.dat");</text:p>
      <text:p text:style-name="P2"><text:s text:c="4"/>if (my_queue_file.is_open())</text:p>
      <text:p text:style-name="P2"><text:s text:c="4"/>{</text:p>
      <text:p text:style-name="P2"><text:s text:c="8"/>while ( my_queue_file.good() )</text:p>
      <text:p text:style-name="P2"><text:s text:c="8"/>{</text:p>
      <text:p text:style-name="P2"><text:s text:c="12"/>getline (my_queue_file,line);</text:p>
      <text:p text:style-name="P2"><text:s text:c="12"/>queue.enqueue(line);</text:p>
      <text:p text:style-name="P2"><text:s text:c="8"/>}</text:p>
      <text:p text:style-name="P2"><text:s text:c="8"/>my_queue_file.close();</text:p>
      <text:p text:style-name="P2"><text:s text:c="4"/>}</text:p>
      <text:p text:style-name="P2"><text:s text:c="4"/>std::ofstream queue_out("queue_output.txt");</text:p>
      <text:p text:style-name="P2"><text:s text:c="4"/>queue_out &lt;&lt; "Dequeue queue output: " &lt;&lt; std::endl &lt;&lt; std::endl;</text:p>
      <text:p text:style-name="P2"><text:s text:c="4"/>while (!queue.empty())</text:p>
      <text:p text:style-name="P2"><text:s text:c="8"/>queue_out &lt;&lt; queue.dequeue() &lt;&lt; std::endl;</text:p>
      <text:p text:style-name="P2"/>
      <text:p text:style-name="P2"><text:s text:c="4"/>std::cin.ignore();</text:p>
      <text:p text:style-name="P2">}</text:p>
      <text:p text:style-name="P2"/>
      <text:p text:style-name="P3">INPUT/OUTPUT FILES</text:p>
      <text:p text:style-name="P3"/>
      <text:p text:style-name="P3">INPUT (input as std::string(s))</text:p>
      <text:p text:style-name="P6">5</text:p>
      <text:p text:style-name="P6">3</text:p>
      <text:p text:style-name="P6">2</text:p>
      <text:p text:style-name="P6">622324</text:p>
      <text:p text:style-name="P6">10</text:p>
      <text:p text:style-name="P6">22</text:p>
      <text:p text:style-name="P6">4234</text:p>
      <text:p text:style-name="P6">42</text:p>
      <text:p text:style-name="P6">242323</text:p>
      <text:p text:style-name="P6">223</text:p>
      <text:p text:style-name="P6">532</text:p>
      <text:p text:style-name="P6"/>
      <text:p text:style-name="P6"/>
      <text:p text:style-name="P4">OUTPUT (output as std::string(s))</text:p>
      <text:p text:style-name="P4"/>
      <text:p text:style-name="P4">LIST OUTPUT – OUTPUT.TXT</text:p>
      <text:p text:style-name="P5">List in ascending output (strings): </text:p>
      <text:p text:style-name="P5"/>
      <text:p text:style-name="P5">10</text:p>
      <text:p text:style-name="P5"><text:soft-page-break/>2</text:p>
      <text:p text:style-name="P5">22</text:p>
      <text:p text:style-name="P5">223</text:p>
      <text:p text:style-name="P5">242323</text:p>
      <text:p text:style-name="P5">3</text:p>
      <text:p text:style-name="P5">42</text:p>
      <text:p text:style-name="P5">4234</text:p>
      <text:p text:style-name="P5">5</text:p>
      <text:p text:style-name="P5">532</text:p>
      <text:p text:style-name="P5">622324</text:p>
      <text:p text:style-name="P5"/>
      <text:p text:style-name="P5"/>
      <text:p text:style-name="P4">LIST OUTPUT – OUTPUT2.TXT</text:p>
      <text:p text:style-name="P5">List in descending output (strings): </text:p>
      <text:p text:style-name="P5"/>
      <text:p text:style-name="P5">622324</text:p>
      <text:p text:style-name="P5">532</text:p>
      <text:p text:style-name="P5">5</text:p>
      <text:p text:style-name="P5">4234</text:p>
      <text:p text:style-name="P5">42</text:p>
      <text:p text:style-name="P5">3</text:p>
      <text:p text:style-name="P5">242323</text:p>
      <text:p text:style-name="P5">223</text:p>
      <text:p text:style-name="P5">22</text:p>
      <text:p text:style-name="P5">2</text:p>
      <text:p text:style-name="P5">10</text:p>
      <text:p text:style-name="P5"/>
      <text:p text:style-name="P4">STACK OUTPUT – STACK_OUTPUT.TXT</text:p>
      <text:p text:style-name="P4"/>
      <text:p text:style-name="P5">Popping stack output ( minus 1): </text:p>
      <text:p text:style-name="P5"/>
      <text:p text:style-name="P5">223</text:p>
      <text:p text:style-name="P5">242323</text:p>
      <text:p text:style-name="P5">42</text:p>
      <text:p text:style-name="P5">4234</text:p>
      <text:p text:style-name="P5">22</text:p>
      <text:p text:style-name="P5"><text:soft-page-break/>10</text:p>
      <text:p text:style-name="P5">622324</text:p>
      <text:p text:style-name="P5">2</text:p>
      <text:p text:style-name="P5">3</text:p>
      <text:p text:style-name="P5">5</text:p>
      <text:p text:style-name="P5"/>
      <text:p text:style-name="P4">QUEUE OUTPUT – QUEUE_OUTPUT.TXT</text:p>
      <text:p text:style-name="P4"/>
      <text:p text:style-name="P5">Dequeue queue output: </text:p>
      <text:p text:style-name="P5"/>
      <text:p text:style-name="P5">5</text:p>
      <text:p text:style-name="P5">3</text:p>
      <text:p text:style-name="P5">2</text:p>
      <text:p text:style-name="P5">622324</text:p>
      <text:p text:style-name="P5">10</text:p>
      <text:p text:style-name="P5">22</text:p>
      <text:p text:style-name="P5">4234</text:p>
      <text:p text:style-name="P5">42</text:p>
      <text:p text:style-name="P5">242323</text:p>
      <text:p text:style-name="P5">223</text:p>
      <text:p text:style-name="P5">532</text:p>
      <text:p text:style-name="P5"/>
      <text:p text:style-name="P4">MAIN OUTPUT – STDOUT</text:p>
      <text:p text:style-name="P4"/>
      <text:p text:style-name="P5">Is the list empty? = 1</text:p>
      <text:p text:style-name="P5">pop back is 10</text:p>
      <text:p text:style-name="P5"><text:s/>get next is 532</text:p>
      <text:p text:style-name="P5">size is 10</text:p>
      <text:p text:style-name="P5">622324</text:p>
      <text:p text:style-name="P5">532</text:p>
      <text:p text:style-name="P5">4234</text:p>
      <text:p text:style-name="P5">42</text:p>
      <text:p text:style-name="P5">3</text:p>
      <text:p text:style-name="P5">242323</text:p>
      <text:p text:style-name="P5">223</text:p>
      <text:p text:style-name="P5">22</text:p>
      <text:p text:style-name="P5"><text:soft-page-break/>2</text:p>
      <text:p text:style-name="P5">622324</text:p>
      <text:p text:style-name="P5">search result 0</text:p>
      <text:p text:style-name="P5">get_head() 0x90a2190</text:p>
      <text:p text:style-name="P5">has_next() 1</text:p>
      <text:p text:style-name="P5">stack.empty() (should be 1) 1</text:p>
      <text:p text:style-name="P5">stack top is 223</text:p>
      <text:p text:style-name="P5">stack.empty() 0</text:p>
      <text:p text:style-name="P5">stack.is_full() 0</text:p>
      <text:p text:style-name="P5">queue.empty() (should be 1) 1</text:p>
      <text:p text:style-name="P5">searching queue for '5': 1</text:p>
      <text:p text:style-name="P5">queue.empty() (should be 0) 0</text:p>
      <text:p text:style-name="P5">queue.is_full(): 0</text:p>
      <text:p text:style-name="P5"/>
      <text:p text:style-name="P5"/>
      <text:p text:style-name="P4">UML DIAGRAM – DONE WITH TEXT</text:p>
      <text:p text:style-name="P4"/>
      <text:p text:style-name="P5">UML</text:p>
      <text:p text:style-name="P5">I have no graph program. I tried OpenOffice and LibreOffice but they were both quite buggy. The text</text:p>
      <text:p text:style-name="P5"><text:tab/>'shadowed', and I couldn't figure out why, to the point where it was unreadable. Here is a text representation of</text:p>
      <text:p text:style-name="P5"><text:tab/>a UML diagram.</text:p>
      <text:p text:style-name="P5"/>
      <text:p text:style-name="P5">+ = public</text:p>
      <text:p text:style-name="P5">- = private</text:p>
      <text:p text:style-name="P5"/>
      <text:p text:style-name="P5">Class Iterator</text:p>
      <text:p text:style-name="P5"><text:tab/>node : Generic Pointer -</text:p>
      <text:p text:style-name="P5"><text:tab/>=========================</text:p>
      <text:p text:style-name="P5"><text:tab/>has_next() : boolean +</text:p>
      <text:p text:style-name="P5"><text:tab/>get_next() : Generic List Type +</text:p>
      <text:p text:style-name="P5"><text:tab/>operator++() : void +</text:p>
      <text:p text:style-name="P5"><text:tab/>operator++(int) : void +</text:p>
      <text:p text:style-name="P5"><text:tab/>operator!=(Iterator) : bool +</text:p>
      <text:p text:style-name="P5"><text:tab/>operator==(Iterator) : bool +</text:p>
      <text:p text:style-name="P5"><text:soft-page-break/><text:tab/>operator* : Generic List Type +</text:p>
      <text:p text:style-name="P5"><text:tab/>operator+(int) : Iterator</text:p>
      <text:p text:style-name="P5"/>
      <text:p text:style-name="P5"/>
      <text:p text:style-name="P5">Class Node</text:p>
      <text:p text:style-name="P5"><text:tab/>friend List -</text:p>
      <text:p text:style-name="P5"><text:tab/>friend Stack -</text:p>
      <text:p text:style-name="P5"><text:tab/>friend Queue -</text:p>
      <text:p text:style-name="P5"><text:tab/>friend Iterator -</text:p>
      <text:p text:style-name="P5"><text:tab/>data : Generic Type -</text:p>
      <text:p text:style-name="P5"><text:tab/>next : Node Pointer -</text:p>
      <text:p text:style-name="P5"/>
      <text:p text:style-name="P5">Class List</text:p>
      <text:p text:style-name="P5"><text:tab/>head : Node Pointer -</text:p>
      <text:p text:style-name="P5"><text:tab/>==========================</text:p>
      <text:p text:style-name="P5"><text:tab/>iterator : Iterator&lt;Node&gt; +</text:p>
      <text:p text:style-name="P5"><text:tab/>operator[] : Generic List Type +</text:p>
      <text:p text:style-name="P5"><text:tab/>sort(string) : void +</text:p>
      <text:p text:style-name="P5"><text:tab/>sort() : void +</text:p>
      <text:p text:style-name="P5"><text:tab/>search(string) : boolean +</text:p>
      <text:p text:style-name="P5"><text:tab/>size() : unsigned integer +</text:p>
      <text:p text:style-name="P5"><text:tab/>insert(iterator, Generic List Type) : void +</text:p>
      <text:p text:style-name="P5"><text:tab/>push_back(Genric List Type) : void +</text:p>
      <text:p text:style-name="P5"><text:tab/>push_front(Generic List Type) : void +</text:p>
      <text:p text:style-name="P5"><text:tab/>pop_back() : void +</text:p>
      <text:p text:style-name="P5"><text:tab/>pop_front() : void +</text:p>
      <text:p text:style-name="P5"><text:tab/>empty() : boolean +</text:p>
      <text:p text:style-name="P5"><text:tab/>begin() : iterator +</text:p>
      <text:p text:style-name="P5"><text:tab/>end() : iterator +</text:p>
      <text:p text:style-name="P5"><text:tab/>remove(iterator) : bool +</text:p>
      <text:p text:style-name="P5"/>
      <text:p text:style-name="P5">Class Stack</text:p>
      <text:p text:style-name="P5"><text:tab/>c : List -</text:p>
      <text:p text:style-name="P5"><text:tab/>========================</text:p>
      <text:p text:style-name="P5"><text:tab/>push(Generic Type) : void +</text:p>
      <text:p text:style-name="P5"><text:tab/>pop() : Generic Type +</text:p>
      <text:p text:style-name="P5"><text:soft-page-break/><text:tab/>empty() : boolean +</text:p>
      <text:p text:style-name="P5"><text:tab/>is_full() : boolean +</text:p>
      <text:p text:style-name="P5"><text:tab/>show_top() : Generic Type +</text:p>
      <text:p text:style-name="P5"/>
      <text:p text:style-name="P5">Class Queue</text:p>
      <text:p text:style-name="P5"><text:tab/>c : List -</text:p>
      <text:p text:style-name="P5"><text:tab/>=========================</text:p>
      <text:p text:style-name="P5"><text:tab/>enqueue(Generic Type) : void +</text:p>
      <text:p text:style-name="P5"><text:tab/>dequeue() : Generic Type +</text:p>
      <text:p text:style-name="P5"><text:tab/>empty() : boolean +</text:p>
      <text:p text:style-name="P5"><text:tab/>is_full() : boolean +</text:p>
      <text:p text:style-name="P5"><text:tab/>sort(string) : void +</text:p>
      <text:p text:style-name="P5"><text:tab/>sort() : void +</text:p>
      <text:p text:style-name="P5"><text:tab/>search(string) : bool +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Adam Voliva</text:p>
        <text:p text:style-name="Header"><text:tab/><text:tab/>CISP 430</text:p>
        <text:p text:style-name="Header"><text:tab/><text:tab/>Assign 2 – List A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1:51:37</meta:creation-date>
    <dc:date>2013-03-12T02:15:21</dc:date>
    <meta:editing-duration>PT17M4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0" meta:paragraph-count="724" meta:word-count="2721" meta:character-count="20023" meta:non-whitespace-character-count="15043"/>
  </office:meta>
</office:document-meta>
</file>